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Helvetica" svg:font-family="Helvetica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" svg:font-family="'Nimbus Sans 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 style:list-style-name="L2">
      <style:paragraph-properties fo:margin-top="0cm" fo:margin-bottom="0cm"/>
      <style:text-properties style:font-name="Times" fo:language="en" fo:country="US" style:language-asian="sv" style:country-asian="SE" style:font-name-complex="Times New Roman1"/>
    </style:style>
    <style:style style:name="P3" style:family="paragraph" style:parent-style-name="Standard" style:list-style-name="L2">
      <style:paragraph-properties fo:margin-top="0cm" fo:margin-bottom="0cm"/>
    </style:style>
    <style:style style:name="P4" style:family="paragraph" style:parent-style-name="Standard" style:master-page-name="Standard">
      <style:paragraph-properties fo:margin-top="0cm" fo:margin-bottom="0cm" style:page-number="auto" fo:break-before="page"/>
    </style:style>
    <style:style style:name="P5" style:family="paragraph" style:parent-style-name="Text_20_body" style:list-style-name="L2">
      <style:paragraph-properties fo:margin-top="0.004cm" fo:margin-bottom="0.212cm"/>
    </style:style>
    <style:style style:name="T1" style:family="text">
      <style:text-properties fo:color="#000000" style:font-name="Helvetica" fo:font-size="14pt" fo:language="en" fo:country="US" fo:font-weight="bold" style:letter-kerning="true" style:font-size-asian="14pt" style:language-asian="sv" style:country-asian="SE" style:font-weight-asian="bold" style:font-size-complex="14pt"/>
    </style:style>
    <style:style style:name="T2" style:family="text">
      <style:text-properties style:font-name="Times" fo:language="en" fo:country="US" style:language-asian="sv" style:country-asian="SE" style:font-name-complex="Times New Roman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eeting Agenda</text:span></text:p>
      <text:p text:style-name="P1"><text:span text:style-name="T2">Location: HC</text:span></text:p>
      <text:p text:style-name="P1"><text:span text:style-name="T2">Date: 4/4 - 2011</text:span></text:p>
      <text:p text:style-name="P1"><text:span text:style-name="T2">Time:15.19</text:span></text:p>
      <text:p text:style-name="P1"><text:span text:style-name="T2">Facilitator: Anton Lin</text:span></text:p>
      <text:p text:style-name="P1"><text:span text:style-name="T2">Participants: Boel Nelson, Jennifer Panditha, Anton Lin and Robert Kaufmann</text:span></text:p>
      <text:list xml:id="list35328708" text:style-name="L2">
        <text:list-item>
          <text:p text:style-name="P3"><text:span text:style-name="T2">Objectives</text:span></text:p>
          <text:p text:style-name="P3"><text:span text:style-name="T2">Update UML use case diagram. </text:span></text:p>
          <text:p text:style-name="P3"><text:span text:style-name="T2">Start sketching on class diagram.</text:span></text:p>
          <text:p text:style-name="P3"><text:span text:style-name="T2">Update changes in RAD.</text:span></text:p>
          <text:p text:style-name="P5">Make a sequence diagram</text:p>
        </text:list-item>
        <text:list-item>
          <text:p text:style-name="P3"><text:span text:style-name="T2">Reports</text:span></text:p>
          <text:p text:style-name="P3"><text:span text:style-name="T2">Class diagram is not done yet nor is the sequence diagram.</text:span></text:p>
          <text:p text:style-name="P3"><text:span text:style-name="T2">Palette buttons has some problems.</text:span></text:p>
          <text:p text:style-name="P3"><text:span text:style-name="T2">Decided not to use Jung.</text:span></text:p>
          <text:p text:style-name="P2"/>
        </text:list-item>
        <text:list-item>
          <text:p text:style-name="P3"><text:span text:style-name="T2">Discussion items</text:span></text:p>
          <text:p text:style-name="P3"><text:span text:style-name="T2">Possibly add an ActionController</text:span></text:p>
          <text:p text:style-name="P3"><text:span text:style-name="T2">Some possible changes in GUI<text:line-break/></text:span></text:p>
        </text:list-item>
        <text:list-item>
          <text:p text:style-name="P3"><text:span text:style-name="T2">Outcomes and assignments</text:span></text:p>
          <text:p text:style-name="P3"><text:span text:style-name="T2">Robert look over structure and internal dependencies of the application.</text:span></text:p>
          <text:p text:style-name="P3"><text:span text:style-name="T2">Boel, work on GUI. Toolbars etc.</text:span></text:p>
          <text:p text:style-name="P3"><text:span text:style-name="T2">Jennifer, work on model.</text:span></text:p>
          <text:p text:style-name="P3"><text:span text:style-name="T2">Anton, keep up work on palette. Finish ASAP. </text:span></text:p>
          <text:p text:style-name="P2"/>
        </text:list-item>
        <text:list-item>
          <text:p text:style-name="P3"><text:span text:style-name="T2">Wrap up</text:span></text:p>
          <text:p text:style-name="P3"><text:span text:style-name="T2">Next meeting is on Thursday 8/4-2011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Helvetica" svg:font-family="Helvetica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" svg:font-family="'Nimbus Sans 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fo:orphans="0" fo:widows="0" fo:hyphenation-ladder-count="no-limit"/>
      <style:text-properties style:font-name="Nimbus Roman No9 L" fo:language="en" fo:country="US" style:letter-kerning="true" style:font-name-asian="Nimbus Sans L" style:language-asian="sv" style:country-asian="SE" style:font-name-complex="Helvetica1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/>
      <style:text-properties fo:color="#000000" style:font-name="Times" fo:font-size="24pt" fo:font-weight="bold" style:letter-kerning="true" style:font-size-asian="24pt" style:language-asian="sv" style:country-asian="SE" style:font-weight-asian="bold" style:font-size-complex="10pt"/>
    </style:style>
    <style:style style:name="western" style:family="paragraph" style:parent-style-name="Standard" style:default-outline-level="">
      <style:paragraph-properties fo:margin-top="0cm" fo:margin-bottom="0cm"/>
      <style:text-properties style:font-name="Times" style:language-asian="sv" style:country-asian="SE"/>
    </style:style>
    <style:style style:name="Default_20_Paragraph_20_Font" style:display-name="Default Paragraph Font" style:family="text"/>
    <style:style style:name="Rubrik_20_1_20_Char" style:display-name="Rubrik 1 Char" style:family="text" style:parent-style-name="Default_20_Paragraph_20_Font">
      <style:text-properties fo:color="#000000" style:font-name="Times" fo:font-size="24pt" fo:font-weight="bold" style:letter-kerning="true" style:font-size-asian="24pt" style:language-asian="sv" style:country-asian="SE" style:font-weight-asian="bold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Robert Kaufmann</dc:creator>
    <meta:editing-cycles>1</meta:editing-cycles>
    <meta:creation-date>2011-05-19T08:17:00</meta:creation-date>
    <dc:date>2011-05-22T15:22:13.53</dc:date>
    <meta:editing-duration>PT8S</meta:editing-duration>
    <meta:generator>OpenOffice.org/3.3$Win32 OpenOffice.org_project/330m20$Build-9567</meta:generator>
    <meta:document-statistic meta:table-count="0" meta:image-count="0" meta:object-count="0" meta:page-count="1" meta:paragraph-count="25" meta:word-count="120" meta:character-count="7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